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9-24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8-2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7-24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6-2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5-30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4-23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4-03-2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12-21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11-29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10-2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9-27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8-2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7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6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5-23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4-25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3-3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2-21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3-01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12-21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11-2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10-2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9-2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8-24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7-28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6-16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5-2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4-2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2-24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2-01-28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12-20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11-1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10-2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9-1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7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5-14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4-2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3-2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2-1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1-01-2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12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11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10-16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09-1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07-13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04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03-2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20-02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12-1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11-2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10-09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09-12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08-1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06-1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05-0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04-1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9-03-13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12-1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11-06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10-08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09-1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07-16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05-1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04-12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03-1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8-01-08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7-12-0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7-11-10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7-03-1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7-02-17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7-01-13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6-12-1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6-10-2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6-09-2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4-10-2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4-09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4-04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4-03-2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4-02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11-2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10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9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7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4-3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3-1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2-2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3-01-2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2-12-1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2-11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2-10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2-03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2-02-2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2-01-1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12-1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11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10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09-2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07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04-2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03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02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1-01-2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12-0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10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9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8-2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7-2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5-2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4-2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3-3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2-2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10-01-2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10-2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9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6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5-2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08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05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04-2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03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8-01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11-2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10-2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9-2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8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6-2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200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8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7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35106105501</text:p>
          </table:table-cell>
          <table:table-cell office:value-type="string" calcext:value-type="string">
            <text:p>196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1" meta:object-count="0"/>
    <meta:user-defined meta:name="AppVersion">3.0</meta:user-defined>
  </office:meta>
</office:document-meta>
</file>